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itle">
      <style:text-properties fo:font-size="60pt" style:font-size-asian="60pt" style:font-size-complex="60pt"/>
    </style:style>
    <style:style style:name="P4" style:family="paragraph" style:parent-style-name="Text_20_body">
      <style:paragraph-properties fo:text-align="justify"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Heading_20_1">
      <style:paragraph-properties fo:text-align="justify" style:justify-single-word="false"/>
    </style:style>
    <style:style style:name="P8" style:family="paragraph" style:parent-style-name="Heading_20_1">
      <style:paragraph-properties fo:break-before="page"/>
    </style:style>
    <style:style style:name="P9" style:family="paragraph" style:parent-style-name="Contents_20_2">
      <style:paragraph-properties>
        <style:tab-stops>
          <style:tab-stop style:position="6.8839in" style:type="right" style:leader-style="dotted" style:leader-text="."/>
        </style:tab-stops>
      </style:paragraph-properties>
    </style:style>
    <style:style style:name="P10" style:family="paragraph" style:parent-style-name="Contents_20_1">
      <style:paragraph-properties>
        <style:tab-stops>
          <style:tab-stop style:position="7.0602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Footnote">
      <style:paragraph-properties fo:text-align="start" style:justify-single-word="false"/>
    </style:style>
    <style:style style:name="P13" style:family="paragraph" style:parent-style-name="Standard">
      <style:paragraph-properties fo:text-align="justify" style:justify-single-word="false"/>
    </style:style>
    <style:style style:name="P14"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3">The fOOrth User's Guide</text:p>
      <text:p text:style-name="Subtitle">An object oriented language that is not FORTH.</text:p>
      <text:p text:style-name="Subtitle">by Peter Camilleri </text:p>
      <text:p text:style-name="Text_20_body"/>
      <text:p text:style-name="P1">Last Update: December 14, 2014</text:p>
      <text:p text:style-name="P1">Covering &lt;blank&gt;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0">The MIT License (MIT).<text:tab/>3</text:p>
          <text:p text:style-name="P10">Introduction<text:tab/>4</text:p>
          <text:p text:style-name="P9">About the name fOOrth<text:tab/>4</text:p>
          <text:p text:style-name="P9">How fOOrth came to be<text:tab/>4</text:p>
          <text:p text:style-name="P9">Philosophy<text:tab/>5</text:p>
          <text:p text:style-name="P10">Edit History:<text:tab/>6</text:p>
        </text:index-body>
      </text:table-of-content>
      <text:p text:style-name="Text_20_body"/>
      <text:h text:style-name="P8" text:outline-level="1"><text:bookmark text:name="label-The+MIT+License+%28MIT%29."/>The MIT License (MIT).</text:h>
      <text:p text:style-name="Text_20_body"/>
      <text:p text:style-name="Text_20_body">Copyright © 2014 Peter Camilleri</text:p>
      <text:p text:style-name="Text_20_body"/>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
      <text:p text:style-name="P2">The above copyright notice and this permission notice shall be included in all copies or substantial portions of the Software.</text:p>
      <text:p text:style-name="P2"/>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 text:outline-level="1">Introduction</text:h>
      <text:p text:style-name="P2"/>
      <text:h text:style-name="Heading_20_2" text:outline-level="2">About the name fOOrth</text:h>
      <text:p text:style-name="Standard"/>
      <text:p text:style-name="P13">The name of programming language fOOrth is an example of a malamanteau<text:note text:id="ftn1" text:note-class="footnote"><text:note-citation>1</text:note-citation><text:note-body><text:p text:style-name="P12">Malamanteau, see XKCD 739 at <text:a xlink:type="simple" xlink:href="http://xkcd.com/739/" text:style-name="Internet_20_link" text:visited-style-name="Visited_20_Internet_20_Link">http://xkcd.com/739/</text:a> <text:s/>as well as Wikipedia::Malamanteaux</text:p></text:note-body></text:note>. That is a portmanteau of a malapropism.</text:p>
      <text:p text:style-name="Standard"/>
      <text:p text:style-name="P13">The portmanteau portion of this is the mash-up of FORTH and the “OO” of object oriented programming systems. It is short, easy to pronounce, slightly witty, and a unique opportunity to describe an actual word as being a malamanteau. </text:p>
      <text:p text:style-name="Standard"/>
      <text:p text:style-name="P13">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2">I have had a fascination with stack based, postfix notation programming environments going back over 30 years. This started with those awesome calculators by Hewlett Packard. I could never afford to buy one, but I was always intrigued by their expressive power compared with more conventional calculators.</text:p>
      <text:p text:style-name="P2">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2">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2">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2">FORTH was still efficient and fast, but computers continued to get more and more memory, <text:s text:c="2"/>processing power, and advanced I/O. FORTH was static, stationary, and dying. Just recently. I remember watching in disbelief as a spokesperson for the company Green Arrays, Inc<text:note text:id="ftn0" text:note-class="footnote"><text:note-citation>2</text:note-citation><text:note-body><text:p text:style-name="Footnote">See Green Arrays, Inc. at http://www.greenarraychips.com/</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2">So if FORTH is so stone age, primitive and extinct, why do this fOOrth thing? It goes back to the heart of fOOrth and FNF. Remember, fOOrth is <text:span text:style-name="T2">not</text:span> FORTH. The fOOrth system is an attempt to project where FORTH might have gone had it supporters not been too busy with stone tools and animal skins. The fOOrth system is dedicated to destroying limitations, not pretending that they are somehow noble, sacred creatures that are beyond scrutiny.</text:p>
      <text:p text:style-name="P2">In the following sections, the underlying principles of fOOrth will be examined to provide a basis for a detailed look at the architecture, features, and facilities of the language system.</text:p>
      <text:h text:style-name="Heading_20_2" text:outline-level="2">Philosophy</text:h>
      <text:p text:style-name="Text_20_body">To move forward, fOOrth has adopted a few basic philosophies. These are:</text:p>
      <text:list xml:id="list7450204486150976023" text:style-name="L1">
        <text:list-item>
          <text:p text:style-name="P5">Safe Data and Data Structures:</text:p>
        </text:list-item>
      </text:list>
      <text:list xml:id="list4811397406405705047" text:style-name="L2">
        <text:list-item>
          <text:list>
            <text:list-item>
              <text:p text:style-name="P6">Simple, reliable arithmetic. In fOOrth, integer operations never overflow. Rational values can be represented exactly, complex numbers are supported, and conversions between numeric types are simple.</text:p>
            </text:list-item>
            <text:list-item>
              <text:p text:style-name="P6">Strings grow as needed without the need to allocate space or worry about overflow.</text:p>
            </text:list-item>
            <text:list-item>
              <text:p text:style-name="P6">Data containers such as arrays and hashes grow as needed. Out of range subscripts cannot access undefined memory regions. </text:p>
            </text:list-item>
          </text:list>
        </text:list-item>
      </text:list>
      <text:list xml:id="list40515592" text:continue-list="list7450204486150976023" text:style-name="L1">
        <text:list-item>
          <text:p text:style-name="P5">Object Oriented Design:</text:p>
        </text:list-item>
      </text:list>
      <text:h text:style-name="Heading_20_1" text:outline-level="1">Edit History:</text:h>
      <text:p text:style-name="P2"/>
      <text:p text:style-name="P2">PCC – December 14, 2014 – Initial draft of User's Guide starte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37M3S</meta:editing-duration>
    <meta:editing-cycles>223</meta:editing-cycles>
    <meta:generator>OpenOffice/4.1.1$Win32 OpenOffice.org_project/411m6$Build-9775</meta:generator>
    <dc:date>2014-12-14T20:35:22.76</dc:date>
    <dc:creator>Peter Camilleri</dc:creator>
    <meta:document-statistic meta:table-count="0" meta:image-count="0" meta:object-count="0" meta:page-count="6" meta:paragraph-count="42" meta:word-count="1017" meta:character-count="6088"/>
    <meta:template xlink:type="simple" xlink:actuate="onRequest" xlink:title="MyDefault" xlink:href="../../../../OpenOffice.org/3/user/template/MyDefault.ott" meta:date="2014-06-26T22:09:00.24"/>
  </office:meta>
</office:document-meta>
</file>